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jectMocksShouldTryPropertySettersFirstBeforeFieldAccessTest.shouldInjectFieldIfNoSe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jectMocksShouldTryPropertySettersFirstBeforeFieldAccessTest.shouldInjectUsingPropertySetterIf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AwaitingInjection.setPropertySetterAccess( List &lt; ? &gt; propertySetterAc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